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nidades_sau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Default" office:value-type="string" calcext:value-type="string">
            <text:p>ssa_id</text:p>
          </table:table-cell>
          <table:table-cell table:style-name="Default" office:value-type="string" calcext:value-type="string">
            <text:p>ssa_nome</text:p>
          </table:table-cell>
          <table:table-cell table:style-name="Default" office:value-type="string" calcext:value-type="string">
            <text:p>ssa_cnes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CAPS III Territorial Boqueirão</text:p>
          </table:table-cell>
          <table:table-cell table:style-name="Default" office:value-type="float" office:value="7353820" calcext:value-type="float">
            <text:p>735382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S Abaeté</text:p>
          </table:table-cell>
          <table:table-cell office:value-type="float" office:value="17531" calcext:value-type="float">
            <text:p>17531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S Abranches</text:p>
          </table:table-cell>
          <table:table-cell office:value-type="float" office:value="6724299" calcext:value-type="float">
            <text:p>6724299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S Atuba</text:p>
          </table:table-cell>
          <table:table-cell office:value-type="float" office:value="17523" calcext:value-type="float">
            <text:p>17523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S Bairro Alto</text:p>
          </table:table-cell>
          <table:table-cell office:value-type="float" office:value="2639378" calcext:value-type="float">
            <text:p>2639378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 Barreirinha</text:p>
          </table:table-cell>
          <table:table-cell office:value-type="float" office:value="17507" calcext:value-type="float">
            <text:p>17507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 Fernando Noronha</text:p>
          </table:table-cell>
          <table:table-cell office:value-type="float" office:value="17493" calcext:value-type="float">
            <text:p>17493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S Jardim Aliança</text:p>
          </table:table-cell>
          <table:table-cell office:value-type="float" office:value="9381015" calcext:value-type="float">
            <text:p>9381015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 Santa Cândida</text:p>
          </table:table-cell>
          <table:table-cell office:value-type="float" office:value="17477" calcext:value-type="float">
            <text:p>17477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S Santa Efigênia</text:p>
          </table:table-cell>
          <table:table-cell office:value-type="float" office:value="17469" calcext:value-type="float">
            <text:p>17469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M Vila Hauer</text:p>
          </table:table-cell>
          <table:table-cell office:value-type="float" office:value="5586372" calcext:value-type="float">
            <text:p>5586372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S Vila Diana</text:p>
          </table:table-cell>
          <table:table-cell office:value-type="float" office:value="17426" calcext:value-type="float">
            <text:p>1742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CAPS III Territorial Boa Vista</text:p>
          </table:table-cell>
          <table:table-cell table:style-name="Default" office:value-type="float" office:value="7149573" calcext:value-type="float">
            <text:p>7149573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CAPS III Infantil Boa Vista</text:p>
          </table:table-cell>
          <table:table-cell table:style-name="Default" office:value-type="float" office:value="2639432" calcext:value-type="float">
            <text:p>2639432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S Alvorada</text:p>
          </table:table-cell>
          <table:table-cell office:value-type="float" office:value="5506115" calcext:value-type="float">
            <text:p>5506115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S Cajuru</text:p>
          </table:table-cell>
          <table:table-cell office:value-type="float" office:value="17108" calcext:value-type="float">
            <text:p>17108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 Camargo</text:p>
          </table:table-cell>
          <table:table-cell office:value-type="float" office:value="17094" calcext:value-type="float">
            <text:p>17094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S Iracema</text:p>
          </table:table-cell>
          <table:table-cell office:value-type="float" office:value="17035" calcext:value-type="float">
            <text:p>17035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 Lotiguaçu</text:p>
          </table:table-cell>
          <table:table-cell office:value-type="float" office:value="17086" calcext:value-type="float">
            <text:p>17086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 São Domingos</text:p>
          </table:table-cell>
          <table:table-cell office:value-type="float" office:value="17078" calcext:value-type="float">
            <text:p>17078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S Uberaba de Cima</text:p>
          </table:table-cell>
          <table:table-cell office:value-type="float" office:value="2639408" calcext:value-type="float">
            <text:p>263940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CEM Salgado Filho</text:p>
          </table:table-cell>
          <table:table-cell table:style-name="Default" office:value-type="float" office:value="5584787" calcext:value-type="float">
            <text:p>5584787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S Atenas</text:p>
          </table:table-cell>
          <table:table-cell office:value-type="float" office:value="16918" calcext:value-type="float">
            <text:p>16918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S Augusta</text:p>
          </table:table-cell>
          <table:table-cell office:value-type="float" office:value="16896" calcext:value-type="float">
            <text:p>16896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S Barigui</text:p>
          </table:table-cell>
          <table:table-cell office:value-type="float" office:value="16632" calcext:value-type="float">
            <text:p>16632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S Caiuá</text:p>
          </table:table-cell>
          <table:table-cell office:value-type="float" office:value="2639440" calcext:value-type="float">
            <text:p>2639440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S Campo Alegre</text:p>
          </table:table-cell>
          <table:table-cell office:value-type="float" office:value="9110402" calcext:value-type="float">
            <text:p>9110402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S Cândido Portinari</text:p>
          </table:table-cell>
          <table:table-cell office:value-type="float" office:value="2639424" calcext:value-type="float">
            <text:p>2639424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S Jardim Gabineto</text:p>
          </table:table-cell>
          <table:table-cell office:value-type="float" office:value="16810" calcext:value-type="float">
            <text:p>16810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S Nossa Senhora da Luz</text:p>
          </table:table-cell>
          <table:table-cell office:value-type="float" office:value="17272" calcext:value-type="float">
            <text:p>17272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 São José</text:p>
          </table:table-cell>
          <table:table-cell office:value-type="float" office:value="16853" calcext:value-type="float">
            <text:p>16853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S São Miguel</text:p>
          </table:table-cell>
          <table:table-cell office:value-type="float" office:value="16713" calcext:value-type="float">
            <text:p>16713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S Taiz Viviane Machado</text:p>
          </table:table-cell>
          <table:table-cell office:value-type="float" office:value="17388" calcext:value-type="float">
            <text:p>17388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S Tancredo Neves</text:p>
          </table:table-cell>
          <table:table-cell office:value-type="float" office:value="16721" calcext:value-type="float">
            <text:p>1672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CAPS Territorial II CIC</text:p>
          </table:table-cell>
          <table:table-cell table:style-name="Default" office:value-type="float" office:value="6569749" calcext:value-type="float">
            <text:p>656974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 Capanema</text:p>
          </table:table-cell>
          <table:table-cell office:value-type="float" office:value="15474" calcext:value-type="float">
            <text:p>15474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 Mãe Curitibana</text:p>
          </table:table-cell>
          <table:table-cell office:value-type="float" office:value="3912698" calcext:value-type="float">
            <text:p>391269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COA</text:p>
          </table:table-cell>
          <table:table-cell table:style-name="Default" office:value-type="float" office:value="2639513" calcext:value-type="float">
            <text:p>2639513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Ambulatório Encantar</text:p>
          </table:table-cell>
          <table:table-cell table:style-name="Default" office:value-type="float" office:value="7628552" calcext:value-type="float">
            <text:p>7628552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CAPS III Territorial Matriz</text:p>
          </table:table-cell>
          <table:table-cell table:style-name="Default" office:value-type="float" office:value="5319226" calcext:value-type="float">
            <text:p>5319226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A Boqueirão</text:p>
          </table:table-cell>
          <table:table-cell office:value-type="float" office:value="2438917" calcext:value-type="float">
            <text:p>2438917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PA Cajuru</text:p>
          </table:table-cell>
          <table:table-cell office:value-type="float" office:value="5323436" calcext:value-type="float">
            <text:p>5323436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PA CIC</text:p>
          </table:table-cell>
          <table:table-cell office:value-type="float" office:value="5323495" calcext:value-type="float">
            <text:p>5323495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A Sítio Cercado</text:p>
          </table:table-cell>
          <table:table-cell office:value-type="float" office:value="2639556" calcext:value-type="float">
            <text:p>2639556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 Vila Hauer</text:p>
          </table:table-cell>
          <table:table-cell office:value-type="float" office:value="17221" calcext:value-type="float">
            <text:p>17221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S Vila Sandra</text:p>
          </table:table-cell>
          <table:table-cell office:value-type="float" office:value="5406617" calcext:value-type="float">
            <text:p>5406617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S Vila Verde</text:p>
          </table:table-cell>
          <table:table-cell office:value-type="float" office:value="17345" calcext:value-type="float">
            <text:p>17345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S Visitação</text:p>
          </table:table-cell>
          <table:table-cell office:value-type="float" office:value="17248" calcext:value-type="float">
            <text:p>17248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S Vitória Régia</text:p>
          </table:table-cell>
          <table:table-cell office:value-type="float" office:value="5406625" calcext:value-type="float">
            <text:p>5406625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 Waldemar Monastier</text:p>
          </table:table-cell>
          <table:table-cell office:value-type="float" office:value="17205" calcext:value-type="float">
            <text:p>17205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 Xapinhal</text:p>
          </table:table-cell>
          <table:table-cell office:value-type="float" office:value="2639394" calcext:value-type="float">
            <text:p>2639394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S Xaxim</text:p>
          </table:table-cell>
          <table:table-cell office:value-type="float" office:value="17183" calcext:value-type="float">
            <text:p>17183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 Sambaqui</text:p>
          </table:table-cell>
          <table:table-cell office:value-type="float" office:value="5446392" calcext:value-type="float">
            <text:p>5446392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 São João Del Rey</text:p>
          </table:table-cell>
          <table:table-cell office:value-type="float" office:value="16993" calcext:value-type="float">
            <text:p>16993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 Umbará I</text:p>
          </table:table-cell>
          <table:table-cell office:value-type="float" office:value="3862224" calcext:value-type="float">
            <text:p>3862224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 Umbará II</text:p>
          </table:table-cell>
          <table:table-cell office:value-type="float" office:value="3298949" calcext:value-type="float">
            <text:p>3298949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 São Pedro</text:p>
          </table:table-cell>
          <table:table-cell office:value-type="float" office:value="17175" calcext:value-type="float">
            <text:p>17175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S Tapajós</text:p>
          </table:table-cell>
          <table:table-cell office:value-type="float" office:value="17167" calcext:value-type="float">
            <text:p>17167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S Tarumã</text:p>
          </table:table-cell>
          <table:table-cell office:value-type="float" office:value="17450" calcext:value-type="float">
            <text:p>17450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 Tingui</text:p>
          </table:table-cell>
          <table:table-cell office:value-type="float" office:value="17442" calcext:value-type="float">
            <text:p>17442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 São Paulo</text:p>
          </table:table-cell>
          <table:table-cell office:value-type="float" office:value="17116" calcext:value-type="float">
            <text:p>17116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S Solitude</text:p>
          </table:table-cell>
          <table:table-cell office:value-type="float" office:value="17051" calcext:value-type="float">
            <text:p>17051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S Trindade</text:p>
          </table:table-cell>
          <table:table-cell office:value-type="float" office:value="17043" calcext:value-type="float">
            <text:p>17043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S Trindade 2</text:p>
          </table:table-cell>
          <table:table-cell office:value-type="float" office:value="3359646" calcext:value-type="float">
            <text:p>3359646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 Sabará</text:p>
          </table:table-cell>
          <table:table-cell office:value-type="float" office:value="16683" calcext:value-type="float">
            <text:p>16683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 Osternack</text:p>
          </table:table-cell>
          <table:table-cell office:value-type="float" office:value="16942" calcext:value-type="float">
            <text:p>1694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 Parigot de Souza</text:p>
          </table:table-cell>
          <table:table-cell office:value-type="float" office:value="17027" calcext:value-type="float">
            <text:p>17027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 Menonitas</text:p>
          </table:table-cell>
          <table:table-cell office:value-type="float" office:value="5709512" calcext:value-type="float">
            <text:p>5709512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 Pantanal</text:p>
          </table:table-cell>
          <table:table-cell office:value-type="float" office:value="3507815" calcext:value-type="float">
            <text:p>3507815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S Oswaldo Cruz</text:p>
          </table:table-cell>
          <table:table-cell office:value-type="float" office:value="17302" calcext:value-type="float">
            <text:p>17302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S Ouvidor Pardinho</text:p>
          </table:table-cell>
          <table:table-cell office:value-type="float" office:value="2639572" calcext:value-type="float">
            <text:p>263957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 Bairro Novo</text:p>
          </table:table-cell>
          <table:table-cell office:value-type="float" office:value="16934" calcext:value-type="float">
            <text:p>1693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 Coqueiros</text:p>
          </table:table-cell>
          <table:table-cell office:value-type="float" office:value="7686625" calcext:value-type="float">
            <text:p>7686625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 João Cândido</text:p>
          </table:table-cell>
          <table:table-cell office:value-type="float" office:value="16977" calcext:value-type="float">
            <text:p>1697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CAPS II Territorial Bairro Novo</text:p>
          </table:table-cell>
          <table:table-cell table:style-name="Default" office:value-type="float" office:value="3335887" calcext:value-type="float">
            <text:p>3335887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Centro Médico Comunitário Bairro Novo</text:p>
          </table:table-cell>
          <table:table-cell table:style-name="Default" office:value-type="float" office:value="16462" calcext:value-type="float">
            <text:p>16462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 Érico Veríssimo</text:p>
          </table:table-cell>
          <table:table-cell office:value-type="float" office:value="17191" calcext:value-type="float">
            <text:p>17191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 Esmeralda</text:p>
          </table:table-cell>
          <table:table-cell office:value-type="float" office:value="17124" calcext:value-type="float">
            <text:p>17124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 Eucaliptos</text:p>
          </table:table-cell>
          <table:table-cell office:value-type="float" office:value="17132" calcext:value-type="float">
            <text:p>17132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 Irmã Teresa Araújo</text:p>
          </table:table-cell>
          <table:table-cell office:value-type="float" office:value="17159" calcext:value-type="float">
            <text:p>1715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US Jardim Paranaense</text:p>
          </table:table-cell>
          <table:table-cell table:style-name="Default" office:value-type="float" office:value="17213" calcext:value-type="float">
            <text:p>1721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S Bacacheri</text:p>
          </table:table-cell>
          <table:table-cell office:value-type="float" office:value="17515" calcext:value-type="float">
            <text:p>1751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S Vila Esperança</text:p>
          </table:table-cell>
          <table:table-cell office:value-type="float" office:value="17434" calcext:value-type="float">
            <text:p>1743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CAPS III ad Cajuru</text:p>
          </table:table-cell>
          <table:table-cell table:style-name="Default" office:value-type="float" office:value="3379248" calcext:value-type="float">
            <text:p>3379248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CEO Prof. Leo Kriger</text:p>
          </table:table-cell>
          <table:table-cell table:style-name="Default" office:value-type="float" office:value="2639483" calcext:value-type="float">
            <text:p>263948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 Aurora</text:p>
          </table:table-cell>
          <table:table-cell office:value-type="float" office:value="16624" calcext:value-type="float">
            <text:p>16624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S Concórdia</text:p>
          </table:table-cell>
          <table:table-cell office:value-type="float" office:value="17256" calcext:value-type="float">
            <text:p>17256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S Fanny Lindóia</text:p>
          </table:table-cell>
          <table:table-cell office:value-type="float" office:value="16667" calcext:value-type="float">
            <text:p>16667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S Ipiranga</text:p>
          </table:table-cell>
          <table:table-cell office:value-type="float" office:value="17299" calcext:value-type="float">
            <text:p>17299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S Maria Angélica</text:p>
          </table:table-cell>
          <table:table-cell office:value-type="float" office:value="17280" calcext:value-type="float">
            <text:p>17280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S Parque Industrial</text:p>
          </table:table-cell>
          <table:table-cell office:value-type="float" office:value="17337" calcext:value-type="float">
            <text:p>17337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S Sagrado Coração</text:p>
          </table:table-cell>
          <table:table-cell office:value-type="float" office:value="17264" calcext:value-type="float">
            <text:p>1726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CAPS territorial Pinheirinho</text:p>
          </table:table-cell>
          <table:table-cell table:style-name="Default" office:value-type="float" office:value="5484405" calcext:value-type="float">
            <text:p>5484405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CAPS Infantil II Pinheirinho</text:p>
          </table:table-cell>
          <table:table-cell table:style-name="Default" office:value-type="float" office:value="3258696" calcext:value-type="float">
            <text:p>3258696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ospital Zilda Arns</text:p>
          </table:table-cell>
          <table:table-cell office:value-type="float" office:value="6388671" calcext:value-type="float">
            <text:p>638867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Laboratório Municipal</text:p>
          </table:table-cell>
          <table:table-cell table:style-name="Default" office:value-type="float" office:value="2639653" calcext:value-type="float">
            <text:p>263965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S Estrela</text:p>
          </table:table-cell>
          <table:table-cell office:value-type="float" office:value="16659" calcext:value-type="float">
            <text:p>16659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S Santa Amélia</text:p>
          </table:table-cell>
          <table:table-cell office:value-type="float" office:value="16691" calcext:value-type="float">
            <text:p>1669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CEO Sylvio Gevaerd</text:p>
          </table:table-cell>
          <table:table-cell table:style-name="Default" office:value-type="float" office:value="3453111" calcext:value-type="float">
            <text:p>3453111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CAPS Infantil II</text:p>
          </table:table-cell>
          <table:table-cell table:style-name="Default" office:value-type="float" office:value="5220041" calcext:value-type="float">
            <text:p>5220041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CAPS Territorial Portão</text:p>
          </table:table-cell>
          <table:table-cell table:style-name="Default" office:value-type="float" office:value="5708621" calcext:value-type="float">
            <text:p>5708621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S Bom Pastor</text:p>
          </table:table-cell>
          <table:table-cell office:value-type="float" office:value="16802" calcext:value-type="float">
            <text:p>16802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S Butiatuvinha</text:p>
          </table:table-cell>
          <table:table-cell office:value-type="float" office:value="16829" calcext:value-type="float">
            <text:p>16829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S Campina do Siqueira</text:p>
          </table:table-cell>
          <table:table-cell office:value-type="float" office:value="16888" calcext:value-type="float">
            <text:p>16888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PA Tatuquara</text:p>
          </table:table-cell>
          <table:table-cell office:value-type="float" office:value="9214097" calcext:value-type="float">
            <text:p>9214097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PA Boa Vista</text:p>
          </table:table-cell>
          <table:table-cell office:value-type="float" office:value="17396" calcext:value-type="float">
            <text:p>17396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PA Campo Comprido</text:p>
          </table:table-cell>
          <table:table-cell office:value-type="float" office:value="2639548" calcext:value-type="float">
            <text:p>2639548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PA Fazendinha</text:p>
          </table:table-cell>
          <table:table-cell office:value-type="float" office:value="2639467" calcext:value-type="float">
            <text:p>2639467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PA Pinheirinho</text:p>
          </table:table-cell>
          <table:table-cell office:value-type="float" office:value="3827836" calcext:value-type="float">
            <text:p>3827836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S Vila Feliz</text:p>
          </table:table-cell>
          <table:table-cell office:value-type="float" office:value="16756" calcext:value-type="float">
            <text:p>16756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S Vila Guaíra</text:p>
          </table:table-cell>
          <table:table-cell office:value-type="float" office:value="16764" calcext:value-type="float">
            <text:p>16764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S Vila Leonice</text:p>
          </table:table-cell>
          <table:table-cell office:value-type="float" office:value="17558" calcext:value-type="float">
            <text:p>1755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 Vila Leão</text:p>
          </table:table-cell>
          <table:table-cell office:value-type="float" office:value="16772" calcext:value-type="float">
            <text:p>16772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S Vila Machado</text:p>
          </table:table-cell>
          <table:table-cell office:value-type="float" office:value="17329" calcext:value-type="float">
            <text:p>17329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S Vista Alegre</text:p>
          </table:table-cell>
          <table:table-cell office:value-type="float" office:value="17418" calcext:value-type="float">
            <text:p>1741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 Salvador Allende</text:p>
          </table:table-cell>
          <table:table-cell office:value-type="float" office:value="17000" calcext:value-type="float">
            <text:p>17000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 Salgado Filho</text:p>
          </table:table-cell>
          <table:table-cell office:value-type="float" office:value="2715899" calcext:value-type="float">
            <text:p>2715899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S Vila Clarice</text:p>
          </table:table-cell>
          <table:table-cell office:value-type="float" office:value="16748" calcext:value-type="float">
            <text:p>16748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S Santa Quitéria 1</text:p>
          </table:table-cell>
          <table:table-cell office:value-type="float" office:value="16705" calcext:value-type="float">
            <text:p>16705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S Santa Quitéria 2</text:p>
          </table:table-cell>
          <table:table-cell office:value-type="float" office:value="5484456" calcext:value-type="float">
            <text:p>5484456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S Santos Andrade</text:p>
          </table:table-cell>
          <table:table-cell office:value-type="float" office:value="16799" calcext:value-type="float">
            <text:p>16799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S Pinheiros</text:p>
          </table:table-cell>
          <table:table-cell office:value-type="float" office:value="16837" calcext:value-type="float">
            <text:p>16837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S Pilarzinho</text:p>
          </table:table-cell>
          <table:table-cell office:value-type="float" office:value="17485" calcext:value-type="float">
            <text:p>17485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S São Braz</text:p>
          </table:table-cell>
          <table:table-cell office:value-type="float" office:value="16845" calcext:value-type="float">
            <text:p>16845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S Santa Felicidade</text:p>
          </table:table-cell>
          <table:table-cell office:value-type="float" office:value="16926" calcext:value-type="float">
            <text:p>16926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S União das Vilas</text:p>
          </table:table-cell>
          <table:table-cell office:value-type="float" office:value="16780" calcext:value-type="float">
            <text:p>16780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S Pompéia</text:p>
          </table:table-cell>
          <table:table-cell office:value-type="float" office:value="17310" calcext:value-type="float">
            <text:p>17310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S Rio Bonito</text:p>
          </table:table-cell>
          <table:table-cell office:value-type="float" office:value="5142725" calcext:value-type="float">
            <text:p>5142725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S Moradias Belém</text:p>
          </table:table-cell>
          <table:table-cell office:value-type="float" office:value="17140" calcext:value-type="float">
            <text:p>17140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S Parolin</text:p>
          </table:table-cell>
          <table:table-cell office:value-type="float" office:value="16675" calcext:value-type="float">
            <text:p>16675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S Moradias da Ordem</text:p>
          </table:table-cell>
          <table:table-cell office:value-type="float" office:value="17361" calcext:value-type="float">
            <text:p>17361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S Santa Rita</text:p>
          </table:table-cell>
          <table:table-cell office:value-type="float" office:value="17353" calcext:value-type="float">
            <text:p>1735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 Nossa Senhora Aparecida</text:p>
          </table:table-cell>
          <table:table-cell office:value-type="float" office:value="16969" calcext:value-type="float">
            <text:p>16969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S Nova Órleans</text:p>
          </table:table-cell>
          <table:table-cell office:value-type="float" office:value="16861" calcext:value-type="float">
            <text:p>16861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entro de Especialidades Santa Felicidade</text:p>
          </table:table-cell>
          <table:table-cell office:value-type="float" office:value="3270785" calcext:value-type="float">
            <text:p>327078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CAPS II territorial Santa Felicidade</text:p>
          </table:table-cell>
          <table:table-cell table:style-name="Default" office:value-type="float" office:value="5322219" calcext:value-type="float">
            <text:p>532221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S Caximba</text:p>
          </table:table-cell>
          <table:table-cell office:value-type="float" office:value="16950" calcext:value-type="float">
            <text:p>16950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S Dom Bosco</text:p>
          </table:table-cell>
          <table:table-cell office:value-type="float" office:value="16985" calcext:value-type="float">
            <text:p>16985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S Monteiro Lobato</text:p>
          </table:table-cell>
          <table:table-cell office:value-type="float" office:value="5196809" calcext:value-type="float">
            <text:p>5196809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S Palmeiras</text:p>
          </table:table-cell>
          <table:table-cell office:value-type="float" office:value="17019" calcext:value-type="float">
            <text:p>1701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UEP - Casa Irmã Dulce</text:p>
          </table:table-cell>
          <table:table-cell table:style-name="Default" office:value-type="float" office:value="82430" calcext:value-type="float">
            <text:p>82430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table:style-name="Default" office:value-type="string" calcext:value-type="string">
            <text:p>CAPS II Territorial Tatuquara</text:p>
          </table:table-cell>
          <table:table-cell table:style-name="Default" office:value-type="float" office:value="9695915" calcext:value-type="float">
            <text:p>9695915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17:16:25.544176177</dc:date>
    <meta:editing-duration>PT1H36M16S</meta:editing-duration>
    <meta:editing-cycles>103</meta:editing-cycles>
    <meta:generator>LibreOffice/7.6.0.3$Linux_X86_64 LibreOffice_project/69edd8b8ebc41d00b4de3915dc82f8f0fc3b6265</meta:generator>
    <meta:document-statistic meta:table-count="1" meta:cell-count="429" meta:object-count="0"/>
  </office:meta>
</office:document-meta>
</file>